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D000002C7A90B867B650322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5cd" officeooo:paragraph-rsid="000655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LEBERRE</text:p>
      <text:p text:style-name="P1">TP4</text:p>
      <text:p text:style-name="P1"/>
      <text:p text:style-name="P1"><draw:frame draw:style-name="fr1" draw:name="Image1" text:anchor-type="paragraph" svg:width="17cm" svg:height="8.701cm" draw:z-index="0"><draw:image xlink:href="Pictures/100002010000056D000002C7A90B867B650322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2:28:44.316386264</meta:creation-date>
    <dc:date>2019-10-11T12:29:59.651280465</dc:date>
    <meta:editing-duration>PT1M19S</meta:editing-duration>
    <meta:editing-cycles>1</meta:editing-cycles>
    <meta:document-statistic meta:table-count="0" meta:image-count="1" meta:object-count="0" meta:page-count="1" meta:paragraph-count="2" meta:word-count="3" meta:character-count="17" meta:non-whitespace-character-count="16"/>
    <meta:generator>LibreOffice/6.0.7.3$Linux_X86_64 LibreOffice_project/00m0$Build-3</meta:generator>
  </office:meta>
</office:document-meta>
</file>